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ALTA MERMA, MARCO ANTON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15450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ERALTA MERMA, MARCO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1545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5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4/09/2021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4T17:12:4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